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color="#bf0041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bf0041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2a6099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/>
    </style:style>
    <style:style style:name="ce3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bf0041"/>
    </style:style>
    <style:style style:name="ce31" style:family="table-cell" style:parent-style-name="Default">
      <style:table-cell-properties fo:background-color="#dddddd" fo:border="0.74pt solid #000000"/>
      <style:text-properties fo:color="#bf0041"/>
    </style:style>
    <style:style style:name="ce19" style:family="table-cell" style:parent-style-name="Default">
      <style:table-cell-properties fo:background-color="#dddddd" fo:border="0.74pt solid #00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0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7"/>
        <table:table-row table:style-name="ro1">
          <table:table-cell table:style-name="Default" office:value-type="string" calcext:value-type="string">
            <text:p>Таблица 4.3 — Пример размещения пользователей, ЭП, РМ и станций АСОИ</text:p>
          </table:table-cell>
          <table:table-cell table:style-name="Default" table:number-columns-repeated="10"/>
        </table:table-row>
        <table:table-row table:style-name="ro2">
          <table:table-cell table:style-name="ce1" office:value-type="string" calcext:value-type="string" table:number-columns-spanned="7" table:number-rows-spanned="1">
            <text:p>Элементы и группы элементов АСОИ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Помещения ОА для</text:p>
            <text:p>размещения элементов АСОИ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Примечание</text:p>
          </table:table-cell>
        </table:table-row>
        <table:table-row table:style-name="ro3">
          <table:table-cell table:style-name="ce3" office:value-type="string" calcext:value-type="string">
            <text:p>Название</text:p>
            <text:p>элемента</text:p>
            <text:p>или группы</text:p>
            <text:p>элементов</text:p>
          </table:table-cell>
          <table:table-cell table:style-name="ce3" office:value-type="string" calcext:value-type="string">
            <text:p>Общее</text:p>
            <text:p>колич.</text:p>
            <text:p>элементов</text:p>
            <text:p>в группе</text:p>
          </table:table-cell>
          <table:table-cell table:style-name="ce3" office:value-type="string" calcext:value-type="string">
            <text:p>Режим</text:p>
            <text:p>работы</text:p>
            <text:p>польз.</text:p>
            <text:p>и ЭП</text:p>
          </table:table-cell>
          <table:table-cell table:style-name="ce3" office:value-type="string" calcext:value-type="string">
            <text:p>Общее</text:p>
            <text:p>колич.</text:p>
            <text:p>станций</text:p>
          </table:table-cell>
          <table:table-cell table:style-name="ce13" office:value-type="string" calcext:value-type="string">
            <text:p>Номер</text:p>
            <text:p>станции</text:p>
          </table:table-cell>
          <table:table-cell table:style-name="ce13" office:value-type="string" calcext:value-type="string">
            <text:p>Список</text:p>
            <text:p>номеров</text:p>
            <text:p>РМ по</text:p>
            <text:p>станциям</text:p>
          </table:table-cell>
          <table:table-cell table:style-name="ce3" office:value-type="string" calcext:value-type="string">
            <text:p>Мин.</text:p>
            <text:p>размер</text:p>
            <text:p>помещения</text:p>
            <text:p>в м2</text:p>
          </table:table-cell>
          <table:table-cell table:style-name="ce27" office:value-type="string" calcext:value-type="string">
            <text:p>Номер</text:p>
            <text:p>помещения</text:p>
          </table:table-cell>
          <table:table-cell table:style-name="ce27" office:value-type="string" calcext:value-type="string">
            <text:p>Общая</text:p>
            <text:p>площадь</text:p>
          </table:table-cell>
          <table:table-cell table:style-name="ce27" office:value-type="string" calcext:value-type="string">
            <text:p>Свободная</text:p>
            <text:p>площадь</text:p>
          </table:table-cell>
          <table:covered-table-cell table:style-name="ce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</table:table-row>
        <table:table-row table:style-name="ro1"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table:formula="of:=[.D5]*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I6]-6*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I11]-6*3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П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table:formula="of:=[.D15]*6" office:value-type="float" office:value="24" calcext:value-type="float">
            <text:p>24</text:p>
          </table:table-cell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table:number-columns-repeated="2"/>
          <table:table-cell table:style-name="ce6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 table:formula="of:=[.I16]-6*4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8.9" calcext:value-type="float">
            <text:p>8,9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.11" calcext:value-type="float">
            <text:p>10,11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.13" calcext:value-type="float">
            <text:p>12,13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formula="of:=[.D21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I22]-6*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5,16,1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8,19,2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1.22" calcext:value-type="float">
            <text:p>21,2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П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table:formula="of:=[.D26]*6" office:value-type="float" office:value="18" calcext:value-type="float">
            <text:p>18</text:p>
          </table:table-cell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table:number-columns-repeated="2"/>
          <table:table-cell table:style-name="ce6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9" table:formula="of:=[.I27]-6*3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23,24,25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26,27,28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29,30,31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formula="of:=[.D31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I32]-6*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32,33,3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35,36,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38,39,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Сервер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number-columns-repeated="3"/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table:number-columns-repeated="2"/>
          <table:table-cell table:style-name="ce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[.I37]-10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2"/>
          <table:table-cell table:style-name="ce4" table:number-columns-repeated="3"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x</text:p>
          </table:table-cell>
          <table:table-cell table:style-name="ce6"/>
          <table:table-cell table:style-name="ce29" table:number-columns-repeated="3"/>
          <table:table-cell table:style-name="ce2"/>
        </table:table-row>
        <table:table-row table:style-name="ro1">
          <table:table-cell table:style-name="ce11" office:value-type="string" calcext:value-type="string" table:number-columns-spanned="8" table:number-rows-spanned="1">
            <text:p>Общий размер площади помещений, занятых элементами АСОИ</text:p>
          </table:table-cell>
          <table:covered-table-cell table:number-columns-repeated="7" table:style-name="ce21"/>
          <table:table-cell table:style-name="ce30" table:formula="of:=SUM([.I5:.I38])" office:value-type="float" office:value="145" calcext:value-type="float">
            <text:p>145</text:p>
          </table:table-cell>
          <table:table-cell table:style-name="ce31"/>
          <table:table-cell table:style-name="ce19"/>
        </table:table-row>
        <table:table-row table:style-name="ro1">
          <table:table-cell table:style-name="ce11" office:value-type="string" calcext:value-type="string" table:number-columns-spanned="9" table:number-rows-spanned="1">
            <text:p>Общий размер свободной площади в помещениях, занятые элементами АСОИ</text:p>
          </table:table-cell>
          <table:covered-table-cell table:number-columns-repeated="8" table:style-name="ce21"/>
          <table:table-cell table:style-name="ce30" table:formula="of:=SUM([.J5:.J38])" office:value-type="float" office:value="15" calcext:value-type="float">
            <text:p>15</text:p>
          </table:table-cell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22:18:57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2:20:20.138000000</dc:date>
    <meta:editing-duration>PT53M55S</meta:editing-duration>
    <meta:editing-cycles>11</meta:editing-cycles>
    <meta:generator>LibreOffice/7.3.0.3$Windows_X86_64 LibreOffice_project/0f246aa12d0eee4a0f7adcefbf7c878fc2238db3</meta:generator>
    <meta:document-statistic meta:table-count="1" meta:cell-count="133" meta:object-count="0"/>
  </office:meta>
</office:document-meta>
</file>